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rier Simon Projet 4 Nina Carducci</text:p>
      <text:p text:style-name="Standard"/>
      <text:p text:style-name="Standard">Lien repos : https://github.com/Simterrier/Projet-4.git</text:p>
      <text:p text:style-name="Standard"/>
      <text:p text:style-name="Standard">Liens site : https://simterrier.github.io/Projet-4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12T11:04:56.31</meta:creation-date>
    <meta:document-statistic meta:table-count="0" meta:image-count="0" meta:object-count="0" meta:page-count="1" meta:paragraph-count="3" meta:word-count="14" meta:character-count="142"/>
    <dc:date>2025-08-12T11:06:35.63</dc:date>
    <meta:editing-duration>PT1M39S</meta:editing-duration>
    <meta:editing-cycles>1</meta:editing-cycles>
    <meta:generator>OpenOffice/4.1.15$Win32 OpenOffice.org_project/4115m2$Build-9813</meta:generator>
  </office:meta>
</office:document-meta>
</file>